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58500001B4A7A827A2B.svm"/>
  <manifest:file-entry manifest:media-type="" manifest:full-path="Pictures/200000070000154B0000242D63D11AF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>
      <style:text-properties style:font-name="Tahoma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4">
      <style:paragraph-properties fo:margin-left="1.251cm" fo:margin-right="0cm" fo:text-indent="0cm" style:auto-text-indent="false"/>
      <style:text-properties style:font-name="Liberation Sans"/>
    </style:style>
    <style:style style:name="P4" style:family="paragraph" style:parent-style-name="Standard" style:list-style-name="L17">
      <style:paragraph-properties fo:margin-left="2.501cm" fo:margin-right="0cm" fo:text-indent="0cm" style:auto-text-indent="false"/>
      <style:text-properties style:font-name="Tahoma"/>
    </style:style>
    <style:style style:name="P5" style:family="paragraph" style:parent-style-name="Standard" style:list-style-name="L18">
      <style:paragraph-properties fo:margin-left="2.501cm" fo:margin-right="0cm" fo:text-indent="0cm" style:auto-text-indent="false"/>
      <style:text-properties style:font-name="Tahoma"/>
    </style:style>
    <style:style style:name="P6" style:family="paragraph" style:parent-style-name="Standard" style:list-style-name="L19">
      <style:paragraph-properties fo:margin-left="2.501cm" fo:margin-right="0cm" fo:text-indent="0cm" style:auto-text-indent="false"/>
      <style:text-properties style:font-name="Tahoma"/>
    </style:style>
    <style:style style:name="P7" style:family="paragraph" style:parent-style-name="Standard" style:list-style-name="L21">
      <style:paragraph-properties fo:margin-left="2.501cm" fo:margin-right="0cm" fo:text-indent="0cm" style:auto-text-indent="false"/>
      <style:text-properties style:font-name="Tahoma"/>
    </style:style>
    <style:style style:name="P8" style:family="paragraph" style:parent-style-name="Standard" style:list-style-name="L22">
      <style:paragraph-properties fo:margin-left="2.501cm" fo:margin-right="0cm" fo:text-indent="0cm" style:auto-text-indent="false"/>
      <style:text-properties style:font-name="Tahoma"/>
    </style:style>
    <style:style style:name="P9" style:family="paragraph" style:parent-style-name="Standard" style:list-style-name="L26">
      <style:paragraph-properties fo:margin-left="2.501cm" fo:margin-right="0cm" fo:text-indent="0cm" style:auto-text-indent="false"/>
      <style:text-properties style:font-name="Tahoma"/>
    </style:style>
    <style:style style:name="P10" style:family="paragraph" style:parent-style-name="Standard" style:list-style-name="L27">
      <style:paragraph-properties fo:margin-left="2.501cm" fo:margin-right="0cm" fo:text-indent="0cm" style:auto-text-indent="false"/>
      <style:text-properties style:font-name="Tahoma"/>
    </style:style>
    <style:style style:name="P11" style:family="paragraph" style:parent-style-name="Standard" style:list-style-name="L28">
      <style:paragraph-properties fo:margin-left="2.501cm" fo:margin-right="0cm" fo:text-indent="0cm" style:auto-text-indent="false"/>
      <style:text-properties style:font-name="Tahoma"/>
    </style:style>
    <style:style style:name="P12" style:family="paragraph" style:parent-style-name="Standard" style:list-style-name="L29">
      <style:paragraph-properties fo:margin-left="2.501cm" fo:margin-right="0cm" fo:text-indent="0cm" style:auto-text-indent="false"/>
      <style:text-properties style:font-name="Tahoma"/>
    </style:style>
    <style:style style:name="P13" style:family="paragraph" style:parent-style-name="Standard" style:list-style-name="L30">
      <style:paragraph-properties fo:margin-left="2.501cm" fo:margin-right="0cm" fo:text-indent="0cm" style:auto-text-indent="false"/>
      <style:text-properties style:font-name="Tahoma"/>
    </style:style>
    <style:style style:name="P14" style:family="paragraph" style:parent-style-name="Standard" style:list-style-name="L16">
      <style:paragraph-properties fo:margin-left="2.501cm" fo:margin-right="0cm" fo:text-indent="0cm" style:auto-text-indent="false"/>
    </style:style>
    <style:style style:name="P15" style:family="paragraph" style:parent-style-name="Standard" style:list-style-name="L17">
      <style:paragraph-properties fo:margin-left="2.501cm" fo:margin-right="0cm" fo:text-indent="0cm" style:auto-text-indent="false"/>
    </style:style>
    <style:style style:name="P16" style:family="paragraph" style:parent-style-name="Standard" style:list-style-name="L18">
      <style:paragraph-properties fo:margin-left="2.501cm" fo:margin-right="0cm" fo:text-indent="0cm" style:auto-text-indent="false"/>
    </style:style>
    <style:style style:name="P17" style:family="paragraph" style:parent-style-name="Standard" style:list-style-name="L19">
      <style:paragraph-properties fo:margin-left="2.501cm" fo:margin-right="0cm" fo:text-indent="0cm" style:auto-text-indent="false"/>
    </style:style>
    <style:style style:name="P18" style:family="paragraph" style:parent-style-name="Standard" style:list-style-name="L21">
      <style:paragraph-properties fo:margin-left="2.501cm" fo:margin-right="0cm" fo:text-indent="0cm" style:auto-text-indent="false"/>
    </style:style>
    <style:style style:name="P19" style:family="paragraph" style:parent-style-name="Standard" style:list-style-name="L22">
      <style:paragraph-properties fo:margin-left="2.501cm" fo:margin-right="0cm" fo:text-indent="0cm" style:auto-text-indent="false"/>
    </style:style>
    <style:style style:name="P20" style:family="paragraph" style:parent-style-name="Standard" style:list-style-name="L26">
      <style:paragraph-properties fo:margin-left="2.501cm" fo:margin-right="0cm" fo:text-indent="0cm" style:auto-text-indent="false"/>
    </style:style>
    <style:style style:name="P21" style:family="paragraph" style:parent-style-name="Standard" style:list-style-name="L27">
      <style:paragraph-properties fo:margin-left="2.501cm" fo:margin-right="0cm" fo:text-indent="0cm" style:auto-text-indent="false"/>
    </style:style>
    <style:style style:name="P22" style:family="paragraph" style:parent-style-name="Standard" style:list-style-name="L28">
      <style:paragraph-properties fo:margin-left="2.501cm" fo:margin-right="0cm" fo:text-indent="0cm" style:auto-text-indent="false"/>
    </style:style>
    <style:style style:name="P23" style:family="paragraph" style:parent-style-name="Standard" style:list-style-name="L29">
      <style:paragraph-properties fo:margin-left="2.501cm" fo:margin-right="0cm" fo:text-indent="0cm" style:auto-text-indent="false"/>
    </style:style>
    <style:style style:name="P24" style:family="paragraph" style:parent-style-name="Standard" style:list-style-name="L30">
      <style:paragraph-properties fo:margin-left="2.501cm" fo:margin-right="0cm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/>
    </style:style>
    <style:style style:name="P27" style:family="paragraph" style:parent-style-name="Standard" style:list-style-name="L29">
      <style:paragraph-properties fo:margin-left="3.149cm" fo:margin-right="0cm" fo:text-indent="0cm" style:auto-text-indent="false"/>
      <style:text-properties style:font-name="Tahoma"/>
    </style:style>
    <style:style style:name="P28" style:family="paragraph" style:parent-style-name="Standard" style:list-style-name="L29">
      <style:paragraph-properties fo:margin-left="3.122cm" fo:margin-right="0cm" fo:text-indent="0cm" style:auto-text-indent="false"/>
    </style:style>
    <style:style style:name="P29" style:family="paragraph" style:parent-style-name="Standard" style:list-style-name="L29">
      <style:paragraph-properties fo:margin-left="3.175cm" fo:margin-right="0cm" fo:text-indent="0cm" style:auto-text-indent="false"/>
    </style:style>
    <style:style style:name="T1" style:family="text">
      <style:text-properties style:font-name="Tahoma"/>
    </style:style>
    <style:style style:name="T2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number text:level="1" text:style-name="Numbering_20_Symbols" style:num-prefix=" " style:num-suffix="." style:num-format="I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i">
        <style:list-level-properties text:space-before="1.905cm" text:min-label-width="0.635cm"/>
      </text:list-level-style-number>
      <text:list-level-style-number text:level="4" text:style-name="Numbering_20_Symbols" style:num-prefix=" " style:num-suffix=")" style:num-format="a">
        <style:list-level-properties text:space-before="2.54cm" text:min-label-width="0.635cm"/>
      </text:list-level-style-number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-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-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2512907" text:style-name="L1">
        <text:list-item>
          <text:p text:style-name="P2">Fonctionnalités</text:p>
          <text:list>
            <text:list-item>
              <text:p text:style-name="P2">Description</text:p>
            </text:list-item>
            <text:list-item>
              <text:p text:style-name="P2">Références</text:p>
            </text:list-item>
          </text:list>
        </text:list-item>
      </text:list>
      <text:list xml:id="list827386469" text:style-name="L3">
        <text:list-item>
          <text:p text:style-name="P1"><text:a xlink:type="simple" xlink:href="http://pydev.sourceforge.net/screenshots.html"><text:span text:style-name="T2">http://pydev.sourceforge.net/screenshots.html</text:span></text:a></text:p>
        </text:list-item>
        <text:list-item>
          <text:p text:style-name="P1"><text:a xlink:type="simple" xlink:href="http://www.blide.org/beta-0-9-41-a/"><text:span text:style-name="T2">http://www.blide.org/beta-0-9-41-a/</text:span></text:a></text:p>
        </text:list-item>
        <text:list-item>
          <text:p text:style-name="P1"><text:a xlink:type="simple" xlink:href="http://www.codeblocks.org/features"><text:span text:style-name="T2">http://www.codeblocks.org/features</text:span></text:a></text:p>
        </text:list-item>
        <text:list-item>
          <text:p text:style-name="P1"><text:a xlink:type="simple" xlink:href="http://www.purebasic.fr/german/viewtopic.php?p=181506#181506"><text:span text:style-name="T2">http://www.purebasic.fr/german/viewtopic.php?p=181506#181506</text:span></text:a></text:p>
        </text:list-item>
      </text:list>
      <text:list xml:id="list1381152043" text:continue-list="list892512907" text:style-name="L1">
        <text:list-item>
          <text:p text:style-name="P2">Roadmap</text:p>
          <text:list>
            <text:list-item>
              <text:p text:style-name="P2">0.1</text:p>
            </text:list-item>
          </text:list>
        </text:list-item>
      </text:list>
      <text:list xml:id="list1103669253" text:style-name="L4">
        <text:list-item>
          <text:p text:style-name="P3">Visuel</text:p>
        </text:list-item>
        <text:list-item>
          <text:p text:style-name="P3">Menu Fichier</text:p>
        </text:list-item>
        <text:list-item>
          <text:p text:style-name="P3">Fichier &gt; Nouveau</text:p>
        </text:list-item>
        <text:list-item>
          <text:p text:style-name="P3">Fichier &gt; Ouvrir</text:p>
        </text:list-item>
        <text:list-item>
          <text:p text:style-name="P3">Fichier &gt; Fermer</text:p>
        </text:list-item>
        <text:list-item>
          <text:p text:style-name="P3">Fichier &gt; Fermer tout</text:p>
        </text:list-item>
        <text:list-item>
          <text:p text:style-name="P3">Fichier &gt; Réorganiser</text:p>
        </text:list-item>
        <text:list-item>
          <text:p text:style-name="P3">Fichier &gt; Sauvegarder</text:p>
        </text:list-item>
        <text:list-item>
          <text:p text:style-name="P3">Fichier &gt; Sauvegarder tout </text:p>
        </text:list-item>
      </text:list>
      <text:list xml:id="list393852387" text:continue-list="list1381152043" text:style-name="L1">
        <text:list-item>
          <text:list>
            <text:list-item>
              <text:p text:style-name="P2">0.2</text:p>
            </text:list-item>
          </text:list>
        </text:list-item>
      </text:list>
      <text:list xml:id="list1919674874" text:style-name="L16">
        <text:list-item>
          <text:p text:style-name="P14"><text:span text:style-name="T1">Assistant au démarrage : Nouveau projet</text:span></text:p>
        </text:list-item>
      </text:list>
      <text:p text:style-name="P25"><text:tab/>Le contenu de Nouveau projet sera rangé d'un fichier XML de ce type :</text:p>
      <text:p text:style-name="P25"><text:tab/>&lt;projectlist&gt; </text:p>
      <text:p text:style-name="P25"><text:tab/><text:tab/>&lt;dir&gt; </text:p>
      <text:p text:style-name="P25"><text:tab/><text:tab/><text:tab/>&lt;item icon="file0.ico"&gt;Name_0&lt;/item&gt; </text:p>
      <text:p text:style-name="P25"><text:tab/><text:tab/><text:tab/>&lt;dir&gt; </text:p>
      <text:p text:style-name="P25"><text:tab/><text:tab/><text:tab/><text:tab/>&lt;item icon="file01.ico"&gt;Name_0_1&lt;/item&gt; </text:p>
      <text:p text:style-name="P25"><text:tab/><text:tab/><text:tab/>&lt;/dir&gt;</text:p>
      <text:p text:style-name="P25"><text:tab/><text:tab/>&lt;/dir&gt; </text:p>
      <text:p text:style-name="P25"><text:tab/><text:tab/>&lt;dir&gt; </text:p>
      <text:p text:style-name="P25"><text:tab/><text:tab/><text:tab/>&lt;item icon="file1.ico"&gt;Name_1&lt;/item&gt;</text:p>
      <text:p text:style-name="P25"><text:tab/><text:tab/>&lt;/dir&gt;</text:p>
      <text:p text:style-name="P25"><text:tab/>&lt;/projectlist&gt; </text:p>
      <text:p text:style-name="P25"><text:tab/>Image : <text:a xlink:type="simple" xlink:href="http://www.waterproof.fr/products/PHPEdit/images/SolutionExplorer.png">http://www.waterproof.fr/products/PHPEdit/images/SolutionExplorer.png</text:a></text:p>
      <text:p text:style-name="P25"><text:tab/></text:p>
      <text:p text:style-name="P26"><draw:frame draw:style-name="fr1" draw:name="Image2" text:anchor-type="paragraph" svg:x="0.086cm" svg:y="0.261cm" svg:width="3.177cm" svg:height="6.701cm" draw:z-index="0"><draw:image xlink:href="Pictures/200000070000154B0000242D63D11AFE.svm" xlink:type="simple" xlink:show="embed" xlink:actuate="onLoad"/></draw:frame></text:p>
      <text:p text:style-name="P26"><text:s text:c="2"/></text:p>
      <text:p text:style-name="P26"><text:soft-page-break/></text:p>
      <text:p text:style-name="P26"><draw:frame draw:style-name="fr1" draw:name="Image3" text:anchor-type="paragraph" svg:x="4.898cm" svg:y="0cm" svg:width="8.368cm" svg:height="6.204cm" draw:z-index="1"><draw:image xlink:href="Pictures/200000070000258500001B4A7A827A2B.svm" xlink:type="simple" xlink:show="embed" xlink:actuate="onLoad"/></draw:frame></text:p>
      <text:list xml:id="list1916024354" text:style-name="L17">
        <text:list-item>
          <text:p text:style-name="P15"><text:span text:style-name="T1">Gestionnaire de projets </text:span></text:p>
          <text:list>
            <text:list-item>
              <text:p text:style-name="P4">Variable en fonction du type de projet</text:p>
            </text:list-item>
            <text:list-item>
              <text:p text:style-name="P4">Fichiers avec gestion du répertoire &amp; gestion des icones des différents fichiers </text:p>
            </text:list-item>
            <text:list-item>
              <text:p text:style-name="P4">Files alias Sources </text:p>
            </text:list-item>
            <text:list-item>
              <text:p text:style-name="P4">DLL </text:p>
            </text:list-item>
            <text:list-item>
              <text:p text:style-name="P4">Import (fichiers libs) </text:p>
            </text:list-item>
            <text:list-item>
              <text:p text:style-name="P4">DataSection (données diverses)</text:p>
            </text:list-item>
            <text:list-item>
              <text:p text:style-name="P4">Images </text:p>
            </text:list-item>
            <text:list-item>
              <text:p text:style-name="P4">Files </text:p>
            </text:list-item>
            <text:list-item>
              <text:p text:style-name="P4">ToDo </text:p>
            </text:list-item>
          </text:list>
        </text:list-item>
        <text:list-item>
          <text:p text:style-name="P4">Sauvegarde d'un projet </text:p>
        </text:list-item>
        <text:list-item>
          <text:p text:style-name="P4">Chargement d'un projet</text:p>
        </text:list-item>
        <text:list-item>
          <text:p text:style-name="P4">Misc</text:p>
          <text:list>
            <text:list-item>
              <text:p text:style-name="P4">#PB_Event_SizeWindow &gt; Panel, Tree, Splitter, Scintilla(s)</text:p>
            </text:list-item>
            <text:list-item>
              <text:p text:style-name="P4">Choix de l'utilisateur </text:p>
              <text:list>
                <text:list-item>
                  <text:p text:style-name="P4">si Panel ou Tree <text:s/>à droite / gauche</text:p>
                  <text:p text:style-name="P4">si EditoLog en bas ou pas</text:p>
                </text:list-item>
              </text:list>
            </text:list-item>
          </text:list>
        </text:list-item>
      </text:list>
      <text:list xml:id="list2077560425" text:continue-list="list393852387" text:style-name="L1">
        <text:list-item>
          <text:list>
            <text:list-item>
              <text:p text:style-name="P2">0.3</text:p>
            </text:list-item>
          </text:list>
        </text:list-item>
      </text:list>
      <text:list xml:id="list1506544608" text:style-name="L18">
        <text:list-item>
          <text:p text:style-name="P16"><text:span text:style-name="T1">Coloration Syntaxique de PureBasic</text:span></text:p>
          <text:list>
            <text:list-item>
              <text:p text:style-name="P5"><text:a xlink:type="simple" xlink:href="http://www.purebasic.fr/english/viewtopic.php?p=223911#223911">http://www.purebasic.fr/english/viewtopic.php?p=223911#223911</text:a></text:p>
            </text:list-item>
            <text:list-item>
              <text:p text:style-name="P5"><text:a xlink:type="simple" xlink:href="http://www.purebasic.fr/english/viewtopic.php?t=19418&amp;highlight=lexer">http://www.purebasic.fr/english/viewtopic.php?t=19418&amp;highlight=lexer</text:a></text:p>
            </text:list-item>
          </text:list>
        </text:list-item>
        <text:list-item>
          <text:p text:style-name="P5">Mise en place des Préférences</text:p>
        </text:list-item>
      </text:list>
      <text:list xml:id="list1875255282" text:continue-list="list2077560425" text:style-name="L1">
        <text:list-item>
          <text:list>
            <text:list-item>
              <text:p text:style-name="P2">0.4</text:p>
            </text:list-item>
          </text:list>
        </text:list-item>
      </text:list>
      <text:list xml:id="list203856390" text:style-name="L19">
        <text:list-item>
          <text:p text:style-name="P17"><text:span text:style-name="T1">AutoCompletion de PureBasic</text:span></text:p>
        </text:list-item>
        <text:list-item>
          <text:p text:style-name="P6">Mise en place des Préférences </text:p>
        </text:list-item>
      </text:list>
      <text:list xml:id="list88531864" text:continue-list="list1875255282" text:style-name="L1">
        <text:list-item>
          <text:list>
            <text:list-item>
              <text:p text:style-name="P2">0.5</text:p>
            </text:list-item>
          </text:list>
        </text:list-item>
      </text:list>
      <text:list xml:id="list2086783946" text:continue-list="list203856390" text:style-name="L19">
        <text:list-item>
          <text:p text:style-name="P17"><text:span text:style-name="T1">Folding</text:span></text:p>
        </text:list-item>
        <text:list-item>
          <text:p text:style-name="P17"><text:span text:style-name="T1">Mise en place des Préférences </text:span></text:p>
        </text:list-item>
      </text:list>
      <text:list xml:id="list348391902" text:continue-list="list88531864" text:style-name="L1">
        <text:list-item>
          <text:list>
            <text:list-item>
              <text:p text:style-name="P2">0.6</text:p>
            </text:list-item>
          </text:list>
        </text:list-item>
      </text:list>
      <text:list xml:id="list883782278" text:style-name="L21">
        <text:list-item>
          <text:p text:style-name="P18"><text:span text:style-name="T1">Compilation &amp; Débuggage </text:span></text:p>
        </text:list-item>
        <text:list-item>
          <text:p text:style-name="P7">Gestion des préférences pour chaque projet</text:p>
        </text:list-item>
      </text:list>
      <text:list xml:id="list1988497068" text:continue-list="list348391902" text:style-name="L1">
        <text:list-item>
          <text:list>
            <text:list-item>
              <text:p text:style-name="P2">0.7</text:p>
            </text:list-item>
          </text:list>
        </text:list-item>
      </text:list>
      <text:list xml:id="list2096620115" text:style-name="L22">
        <text:list-item>
          <text:p text:style-name="P19"><text:soft-page-break/><text:span text:style-name="T1">Quick Help</text:span></text:p>
        </text:list-item>
        <text:list-item>
          <text:p text:style-name="P8">Lancement de l'aide</text:p>
        </text:list-item>
      </text:list>
      <text:list xml:id="list2026717510" text:continue-list="list1988497068" text:style-name="L1">
        <text:list-item>
          <text:list>
            <text:list-item>
              <text:p text:style-name="P2">0.8</text:p>
            </text:list-item>
          </text:list>
        </text:list-item>
      </text:list>
      <text:list xml:id="list2172416691" text:style-name="L26">
        <text:list-item>
          <text:p text:style-name="P20"><text:span text:style-name="T1">Gestionnaire de thèmes </text:span></text:p>
        </text:list-item>
        <text:list-item>
          <text:p text:style-name="P9">UnDo / ReDo </text:p>
        </text:list-item>
        <text:list-item>
          <text:p text:style-name="P9">Rechercher</text:p>
        </text:list-item>
        <text:list-item>
          <text:p text:style-name="P9">MultiLangage </text:p>
        </text:list-item>
        <text:list-item>
          <text:p text:style-name="P9">Dé/Commenter une ou plusieurs lignes </text:p>
        </text:list-item>
        <text:list-item>
          <text:p text:style-name="P9">Browser</text:p>
        </text:list-item>
        <text:list-item>
          <text:p text:style-name="P9">Tools &gt; Preview de fichiers </text:p>
        </text:list-item>
        <text:list-item>
          <text:p text:style-name="P9">Auto Indentation</text:p>
        </text:list-item>
      </text:list>
      <text:list xml:id="list724706637" text:style-name="L27">
        <text:list-item>
          <text:p text:style-name="P21"><text:span text:style-name="T1">Lines Guides </text:span></text:p>
        </text:list-item>
        <text:list-item>
          <text:p text:style-name="P10">Subversion</text:p>
          <text:list>
            <text:list-item>
              <text:p text:style-name="P10"><text:a xlink:type="simple" xlink:href="http://www.limsi.fr/Individu/pointal/subversion/">http://www.limsi.fr/Individu/pointal/subversion/</text:a></text:p>
            </text:list-item>
          </text:list>
        </text:list-item>
      </text:list>
      <text:list xml:id="list2136821042" text:continue-list="list2026717510" text:style-name="L1">
        <text:list-item>
          <text:list>
            <text:list-item>
              <text:p text:style-name="P2">0.9</text:p>
            </text:list-item>
          </text:list>
        </text:list-item>
      </text:list>
      <text:list xml:id="list473738511" text:style-name="L28">
        <text:list-item>
          <text:p text:style-name="P22"><text:span text:style-name="T1">Aide : Menu</text:span></text:p>
          <text:list>
            <text:list-item>
              <text:p text:style-name="P11">Aide</text:p>
            </text:list-item>
            <text:list-item>
              <text:p text:style-name="P11">Notes de version</text:p>
            </text:list-item>
            <text:list-item>
              <text:p text:style-name="P11">--------------------</text:p>
            </text:list-item>
            <text:list-item>
              <text:p text:style-name="P11">Support</text:p>
            </text:list-item>
            <text:list-item>
              <text:p text:style-name="P11">Enregistrement</text:p>
            </text:list-item>
            <text:list-item>
              <text:p text:style-name="P11">--------------------</text:p>
            </text:list-item>
            <text:list-item>
              <text:p text:style-name="P11">Vérifier les mises à jour...</text:p>
              <text:list>
                <text:list-item>
                  <text:p text:style-name="P11">GUI : <text:a xlink:type="simple" xlink:href="http://morpheus.developpez.com/clickonce/#L2.3">http://morpheus.developpez.com/clickonce/#L2.3</text:a></text:p>
                </text:list-item>
              </text:list>
            </text:list-item>
            <text:list-item>
              <text:p text:style-name="P11">--------------------</text:p>
            </text:list-item>
            <text:list-item>
              <text:p text:style-name="P11">A propos de ...</text:p>
            </text:list-item>
          </text:list>
        </text:list-item>
      </text:list>
      <text:list xml:id="list347217397" text:continue-list="list2136821042" text:style-name="L1">
        <text:list-item>
          <text:list>
            <text:list-item>
              <text:p text:style-name="P2">1.0</text:p>
            </text:list-item>
          </text:list>
        </text:list-item>
      </text:list>
      <text:list xml:id="list1661867353" text:style-name="L29">
        <text:list-item>
          <text:p text:style-name="P23"><text:span text:style-name="T1">Fichier &gt; Ouvrir un projet en ligne</text:span></text:p>
        </text:list-item>
        <text:list-item>
          <text:p text:style-name="P12">Fichier &gt; Sauver un projet en ligne</text:p>
        </text:list-item>
        <text:list-item>
          <text:p text:style-name="P12">Gestion du fichier dans un tar</text:p>
        </text:list-item>
        <text:list-item>
          <text:p text:style-name="P12">Commande FTP pour uploader et downloader le fichier</text:p>
        </text:list-item>
      </text:list>
      <text:list xml:id="list1744123804" text:continue-list="list347217397" text:style-name="L1">
        <text:list-item>
          <text:list>
            <text:list-item>
              <text:p text:style-name="P2">1.1</text:p>
            </text:list-item>
          </text:list>
        </text:list-item>
      </text:list>
      <text:list xml:id="list726065396" text:continue-list="list1661867353" text:style-name="L29">
        <text:list-item>
          <text:p text:style-name="P23"><text:span text:style-name="T1">Patrons de code</text:span></text:p>
          <text:list>
            <text:list-item>
              <text:p text:style-name="P27">Lien : <text:a xlink:type="simple" xlink:href="http://www.waterproof.fr/products/PHPEdit/screenshots5.php">http://www.waterproof.fr/products/PHPEdit/screenshots5.php</text:a></text:p>
            </text:list-item>
          </text:list>
        </text:list-item>
      </text:list>
      <text:list xml:id="list1362905366" text:continue-list="list1744123804" text:style-name="L1">
        <text:list-item>
          <text:list>
            <text:list-item>
              <text:p text:style-name="P2">1.2</text:p>
            </text:list-item>
          </text:list>
        </text:list-item>
      </text:list>
      <text:list xml:id="list329108148" text:continue-list="list726065396" text:style-name="L29">
        <text:list-item>
          <text:p text:style-name="P12">Code Formatter</text:p>
          <text:list>
            <text:list-item>
              <text:p text:style-name="P28"><text:span text:style-name="T1">Lien : </text:span><text:a xlink:type="simple" xlink:href="http://www.waterproof.fr/products/PHPEdit/screenshots6.php"><text:span text:style-name="T1">http://www.waterproof.fr/products/PHPEdit/screenshots6.php</text:span></text:a></text:p>
            </text:list-item>
          </text:list>
        </text:list-item>
      </text:list>
      <text:list xml:id="list539092686" text:continue-list="list1362905366" text:style-name="L1">
        <text:list-item>
          <text:list>
            <text:list-item>
              <text:p text:style-name="P2">1.3</text:p>
            </text:list-item>
          </text:list>
        </text:list-item>
      </text:list>
      <text:list xml:id="list2026862288" text:continue-list="list329108148" text:style-name="L29">
        <text:list-item>
          <text:p text:style-name="P12">Déboggueur</text:p>
          <text:list>
            <text:list-item>
              <text:p text:style-name="P29"><text:span text:style-name="T1">Lien : </text:span><text:a xlink:type="simple" xlink:href="http://www.waterproof.fr/products/PHPEdit/screenshots8.php"><text:span text:style-name="T1">http://www.waterproof.fr/products/PHPEdit/screenshots8.php</text:span></text:a></text:p>
            </text:list-item>
          </text:list>
        </text:list-item>
      </text:list>
      <text:list xml:id="list942963310" text:continue-list="list539092686" text:style-name="L1">
        <text:list-item>
          <text:list>
            <text:list-item>
              <text:p text:style-name="P2">1.4</text:p>
            </text:list-item>
          </text:list>
        </text:list-item>
      </text:list>
      <text:list xml:id="list1126889514" text:style-name="L30">
        <text:list-item text:start-value="1">
          <text:p text:style-name="P24"><text:span text:style-name="T1">Menu Aide</text:span></text:p>
          <text:list>
            <text:list-item>
              <text:p text:style-name="P24"><text:span text:style-name="T1">Signaler un problème</text:span></text:p>
            </text:list-item>
            <text:list-item>
              <text:p text:style-name="P13">Donner une suggestion</text:p>
            </text:list-item>
            <text:list-item>
              <text:p text:style-name="P13">Notes de version</text:p>
            </text:list-item>
            <text:list-item>
              <text:p text:style-name="P13"><text:soft-page-break/>Tip Of the Day </text:p>
            </text:list-item>
          </text:list>
        </text:list-item>
      </text:list>
      <text:list xml:id="list376555900" text:continue-list="list942963310" text:style-name="L1">
        <text:list-item>
          <text:list>
            <text:list-item>
              <text:p text:style-name="P2">1.5</text:p>
            </text:list-item>
          </text:list>
        </text:list-item>
      </text:list>
      <text:list xml:id="list2089927121" text:continue-list="list1126889514" text:style-name="L30">
        <text:list-item>
          <text:p text:style-name="P24"><text:span text:style-name="T1">Support de plugins</text:span></text:p>
        </text:list-item>
      </text:list>
      <text:list xml:id="list1491751721" text:continue-list="list376555900" text:style-name="L1">
        <text:list-item>
          <text:list>
            <text:list-item>
              <text:p text:style-name="P2">1.6</text:p>
            </text:list-item>
            <text:list-item>
              <text:p text:style-name="P2">1.7</text:p>
            </text:list-item>
            <text:list-item>
              <text:p text:style-name="P2">1.8</text:p>
            </text:list-item>
          </text:list>
        </text:list-item>
        <text:list-item>
          <text:p text:style-name="P2">Améliorations</text:p>
        </text:list-item>
      </text:list>
      <text:list xml:id="list98304541" text:continue-list="list2089927121" text:style-name="L30">
        <text:list-item>
          <text:p text:style-name="P24"><text:span text:style-name="T1">Execute Tool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19:33:49</dc:date>
    <dc:creator>Franck </dc:creator>
    <meta:editing-duration>PT00H30M23S</meta:editing-duration>
    <meta:editing-cycles>4</meta:editing-cycles>
    <meta:generator>OpenOffice.org/3.1$Linux OpenOffice.org_project/310m19$Build-9420</meta:generator>
    <meta:document-statistic meta:table-count="0" meta:image-count="2" meta:object-count="0" meta:page-count="4" meta:paragraph-count="120" meta:word-count="411" meta:character-count="2722"/>
  </office:meta>
</office:document-meta>
</file>